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weight="bold" style:font-weight-asian="bold" style:font-weight-complex="bold"/>
    </style:style>
    <style:style style:name="P9" style:family="paragraph" style:parent-style-name="Standard">
      <style:paragraph-properties fo:text-align="center" style:justify-single-word="false"/>
      <style:text-properties fo:color="#ff0000" fo:font-weight="bold" style:font-weight-asian="bold" style:font-weight-complex="bold"/>
    </style:style>
    <style:style style:name="P10" style:family="paragraph" style:parent-style-name="Standard">
      <style:paragraph-properties fo:margin-left="1.254cm" fo:margin-right="0cm" fo:text-indent="0cm" style:auto-text-indent="false">
        <style:tab-stops/>
      </style:paragraph-properties>
    </style:style>
    <style:style style:name="P11" style:family="paragraph" style:parent-style-name="Standard">
      <style:paragraph-properties fo:margin-left="1.293cm" fo:margin-right="0cm" fo:text-indent="0cm" style:auto-text-indent="false">
        <style:tab-stops/>
      </style:paragraph-properties>
    </style:style>
    <style:style style:name="P12" style:family="paragraph" style:parent-style-name="Standard">
      <style:paragraph-properties fo:margin-left="1.27cm" fo:margin-right="0cm" fo:text-indent="0cm" style:auto-text-indent="false">
        <style:tab-stops/>
      </style:paragraph-properties>
    </style:style>
    <style:style style:name="P13" style:family="paragraph" style:parent-style-name="Párrafo_20_de_20_lista">
      <style:text-properties fo:color="#000000"/>
    </style:style>
    <style:style style:name="P14" style:family="paragraph" style:parent-style-name="Standard">
      <style:paragraph-properties fo:margin-left="1.251cm" fo:margin-right="0cm" fo:text-indent="0cm" style:auto-text-indent="false">
        <style:tab-stops/>
      </style:paragraph-properties>
    </style:style>
    <style:style style:name="P15" style:family="paragraph" style:parent-style-name="Standard">
      <style:paragraph-properties fo:margin-left="1.274cm" fo:margin-right="0cm" fo:text-indent="0cm" style:auto-text-indent="false">
        <style:tab-stops/>
      </style:paragraph-properties>
    </style:style>
    <style:style style:name="P16"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7" style:family="paragraph" style:parent-style-name="Normal">
      <style:text-properties style:text-underline-style="solid" style:text-underline-width="auto" style:text-underline-color="font-color" fo:background-color="#ffff00"/>
    </style:style>
    <style:style style:name="P18"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list-style-name="L1"/>
    <style:style style:name="P20" style:family="paragraph" style:parent-style-name="Standard" style:list-style-name="L1">
      <style:text-properties fo:font-weight="bold" style:font-weight-asian="bold" style:font-weight-complex="bold"/>
    </style:style>
    <style:style style:name="P21" style:family="paragraph" style:parent-style-name="Standard" style:list-style-name="L3">
      <style:text-properties fo:font-weight="bold" style:font-weight-asian="bold" style:font-weight-complex="bold"/>
    </style:style>
    <style:style style:name="P22" style:family="paragraph" style:parent-style-name="Standard" style:list-style-name="L2"/>
    <style:style style:name="P23"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fo:background-color="#ff3333"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style:text-underline-style="solid" style:text-underline-width="auto" style:text-underline-color="font-color" fo:font-weight="bold" fo:background-color="#ffff00" style:font-weight-asian="bold" style:font-weight-complex="bold"/>
    </style:style>
    <style:style style:name="T6" style:family="text">
      <style:text-properties style:text-underline-style="solid" style:text-underline-width="auto" style:text-underline-color="font-color" fo:background-color="#ffff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b050"/>
    </style:style>
    <style:style style:name="T10" style:family="text">
      <style:text-properties fo:color="#00b050" fo:font-weight="bold" style:font-weight-asian="bold" style:font-weight-complex="bold"/>
    </style:style>
    <style:style style:name="T11" style:family="text">
      <style:text-properties fo:color="#00b0f0"/>
    </style:style>
    <style:style style:name="T12" style:family="text">
      <style:text-properties fo:color="#00b0f0" fo:font-weight="bold" style:font-weight-asian="bold" style:font-weight-complex="bold"/>
    </style:style>
    <style:style style:name="T13" style:family="text">
      <style:text-properties fo:background-color="#ff3333"/>
    </style:style>
    <style:style style:name="T14" style:family="text">
      <style:text-properties fo:background-color="#ffff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 text:c="5"/>HACER LOS BRAZOS</text:p>
      <text:p text:style-name="P2"/>
      <text:list xml:id="list5067751490236452342" text:style-name="L1">
        <text:list-item>
          <text:p text:style-name="P19">Vamos a crear los <text:span text:style-name="Fuente_20_de_20_párrafo_20_predeter."><text:span text:style-name="T1">joints</text:span></text:span> de los shoulders, de los arms, y los hands (hombros, brazos y manos).</text:p>
        </text:list-item>
      </text:list>
      <text:p text:style-name="P10">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10"><text:span text:style-name="Fuente_20_de_20_párrafo_20_predeter."><text:span text:style-name="T1">Freeze de las rotaciones y del scale.</text:span></text:span></text:p>
      <text:p text:style-name="Standard"/>
      <text:list xml:id="list32732913" text:continue-numbering="true" text:style-name="L1">
        <text:list-item>
          <text:p text:style-name="P19">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2704789" text:continue-numbering="true" text:style-name="L1">
        <text:list-item>
          <text:p text:style-name="P19">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2719058" text:continue-numbering="true" text:style-name="L1">
        <text:list-item>
          <text:p text:style-name="P19">Renombramos <text:s/><text:span text:style-name="Fuente_20_de_20_párrafo_20_predeter."><text:span text:style-name="T1">nombre_skin_Lf_uparm, nombre_skin_Lf_lowarm y nombre_sk_Lf_arm_end</text:span></text:span></text:p>
        </text:list-item>
      </text:list>
      <text:p text:style-name="Standard"/>
      <text:list xml:id="list32702217" text:continue-numbering="true" text:style-name="L1">
        <text:list-item>
          <text:p text:style-name="P19"><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2719945" text:continue-numbering="true" text:style-name="L1">
        <text:list-item>
          <text:p text:style-name="P19">Renombramos <text:span text:style-name="Fuente_20_de_20_párrafo_20_predeter."><text:span text:style-name="T1">nombre_skin_Lf_hand y nombre_sk_Lf_hand_end</text:span></text:span></text:p>
        </text:list-item>
      </text:list>
      <text:p text:style-name="Standard"/>
      <text:p text:style-name="P5">Si algún joint no acaba de estar en el sitio, moviendo el padre y con rotate y scale, nos aseguramos de que esté todo donde mejor vayan a quedar las articulaciones.</text:p>
      <text:p text:style-name="P5"/>
      <text:p text:style-name="P7"><text:span text:style-name="Fuente_20_de_20_párrafo_20_predeter."><text:span text:style-name="T1"><text:s/></text:span></text:span><text:span text:style-name="Fuente_20_de_20_párrafo_20_predeter."><text:span text:style-name="T4">NO OLVIDAR HACER FREEZE EN </text:span></text:span><text:span text:style-name="Fuente_20_de_20_párrafo_20_predeter."><text:span text:style-name="T4">LAS ROTACIONES Y LOS ESCALADOS</text:span></text:span></text:p>
      <text:p text:style-name="Standard"/>
      <text:list xml:id="list32711755" text:continue-numbering="true" text:style-name="L1">
        <text:list-item>
          <text:p text:style-name="P19">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2712372" text:continue-numbering="true" text:style-name="L1">
        <text:list-item>
          <text:p text:style-name="P19">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11"><text:span text:style-name="T14">Una vez hecho, lo ponemos a cero. </text:span><text:span text:style-name="Fuente_20_de_20_párrafo_20_predeter."><text:span text:style-name="T3">Poner a cero no es lo mismo que hacer un freeze, en este caso pondremos a mano en la rotación el valor cero.</text:span></text:span></text:p>
      <text:p text:style-name="Standard"/>
      <text:list xml:id="list32727837" text:continue-numbering="true" text:style-name="L1">
        <text:list-item>
          <text:p text:style-name="P19">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2711200" text:continue-numbering="true" text:style-name="L1">
        <text:list-item>
          <text:p text:style-name="P19">Renombrar el ik resultante. Nombre_ik_Lf/Rg_arm.</text:p>
        </text:list-item>
      </text:list>
      <text:p text:style-name="Standard"><text:soft-page-break/></text:p>
      <text:list xml:id="list32705229" text:continue-numbering="true" text:style-name="L1">
        <text:list-item>
          <text:p text:style-name="P19">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2708700" text:continue-numbering="true" text:style-name="L1">
        <text:list-item>
          <text:p text:style-name="P19">Renombramos <text:span text:style-name="Fuente_20_de_20_párrafo_20_predeter."><text:span text:style-name="T1">nombre_ac_Lf/Rg_ikhand y nombre_offset_Lf/Rg_ikhand</text:span></text:span>.</text:p>
        </text:list-item>
      </text:list>
      <text:p text:style-name="Standard"/>
      <text:list xml:id="list32714513" text:continue-numbering="true" text:style-name="L1">
        <text:list-item>
          <text:p text:style-name="P19">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2713540" text:continue-numbering="true" text:style-name="L1">
        <text:list-item>
          <text:p text:style-name="P19">Si fuera necesario adaptaremos las curvas con <text:span text:style-name="Fuente_20_de_20_párrafo_20_predeter."><text:span text:style-name="T1">control vertex</text:span></text:span></text:p>
        </text:list-item>
      </text:list>
      <text:p text:style-name="Standard"/>
      <text:list xml:id="list32717604" text:continue-numbering="true" text:style-name="L1">
        <text:list-item>
          <text:p text:style-name="P19">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10">Es muy importante que los offsets calcen perfectamente en el centro del lowarm en los ejes X e Y para que todo vaya lo mejor posible... (*Consejo Create&gt;Type HAY QUE CREAR UNA CURVA, NO DEJARLO COMO GEOMETRÍA)</text:p>
      <text:p text:style-name="Standard"/>
      <text:list xml:id="list32730570" text:continue-numbering="true" text:style-name="L1">
        <text:list-item>
          <text:p text:style-name="P19">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2710642" text:continue-numbering="true" text:style-name="L1">
        <text:list-item>
          <text:p text:style-name="P19">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2708701" text:continue-numbering="true" text:style-name="L1">
        <text:list-item>
          <text:p text:style-name="P19"><text:span text:style-name="T14">Ahora seleccionamos los </text:span><text:span text:style-name="Fuente_20_de_20_párrafo_20_predeter."><text:span text:style-name="T3">ac_elbow</text:span></text:span><text:span text:style-name="T14">, después</text:span><text:span text:style-name="Fuente_20_de_20_párrafo_20_predeter."><text:span text:style-name="T3"> </text:span></text:span><text:span text:style-name="T14">los </text:span><text:span text:style-name="Fuente_20_de_20_párrafo_20_predeter."><text:span text:style-name="T3">ik_arm </text:span></text:span><text:span text:style-name="T14">y</text:span><text:span text:style-name="Fuente_20_de_20_párrafo_20_predeter."><text:span text:style-name="T3"> </text:span></text:span><text:span text:style-name="T14">hacemos un </text:span><text:span text:style-name="Fuente_20_de_20_párrafo_20_predeter."><text:span text:style-name="T3">constrain Pole Vector</text:span></text:span><text:span text:style-name="T14">,</text:span><text:span text:style-name="Fuente_20_de_20_párrafo_20_predeter."><text:span text:style-name="T3"> el Lf con Lf y Rg con Rg.</text:span></text:span></text:p>
        </text:list-item>
      </text:list>
      <text:p text:style-name="P6"/>
      <text:p text:style-name="P6">LLEGADOS A ESTE PUNTO, PODEMOS PROBAR QUE TODO FUNCIONE BIEN. LUEGO DEJAMOS LAS CURVAS COMO ESTABAN, A CERO.</text:p>
      <text:p text:style-name="Standard"/>
      <text:list xml:id="list32733923" text:continue-numbering="true" text:style-name="L1">
        <text:list-item>
          <text:p text:style-name="P19"><text:span text:style-name="Fuente_20_de_20_párrafo_20_predeter."><text:span text:style-name="T7">Vamos a hacer ahora las curvas de los controladores de animación en </text:span></text:span><text:span text:style-name="Fuente_20_de_20_párrafo_20_predeter."><text:span text:style-name="T8">FK</text:span></text:span><text:span text:style-name="Fuente_20_de_20_párrafo_20_predeter."><text:span text:style-name="T7">. Creamos tres curvas, una para el uparm, otra para el lowarm, y otra para la hand y sus respectivos o</text:span></text:span><text:span text:style-name="Fuente_20_de_20_párrafo_20_predeter."><text:span text:style-name="T7">ffsets.</text:span></text:span></text:p>
        </text:list-item>
      </text:list>
      <text:p text:style-name="P12"/>
      <text:list xml:id="list32720558" text:continue-numbering="true" text:style-name="L1">
        <text:list-item>
          <text:p text:style-name="P19">Renombramos nombre_ac_Lf/Rg_FKuparm, nombre_ac_Lf/Rg_FKlowarm, nombre_ac_Lf/Rg_FKhand, y para los offsets lo mismo pero cambiando ac por offsets</text:p>
        </text:list-item>
      </text:list>
      <text:p text:style-name="Standard"/>
      <text:list xml:id="list32720163" text:continue-numbering="true" text:style-name="L1">
        <text:list-item>
          <text:p text:style-name="P19">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2714870" text:continue-numbering="true" text:style-name="L1">
        <text:list-item>
          <text:p text:style-name="P19"><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2724444" text:continue-numbering="true" text:style-name="L1">
        <text:list-item>
          <text:p text:style-name="P19"><text:span text:style-name="Fuente_20_de_20_párrafo_20_predeter."><text:span text:style-name="T7">Emparentar (Con “P” o arrastrando) en cascada, </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span text:style-name="Fuente_20_de_20_párrafo_20_predeter."><text:span text:style-name="T7">-</text:span></text:span><text:span text:style-name="Fuente_20_de_20_párrafo_20_predeter."><text:span text:style-name="T9">offset</text:span></text:span><text:span text:style-name="Fuente_20_de_20_párrafo_20_predeter."><text:span text:style-name="T7">-</text:span></text:span><text:span text:style-name="Fuente_20_de_20_párrafo_20_predeter."><text:span text:style-name="T11">curva</text:span></text:span></text:p>
        </text:list-item>
      </text:list>
      <text:p text:style-name="P13"/>
      <text:p text:style-name="P12"><text:span text:style-name="Fuente_20_de_20_párrafo_20_predeter."><text:span text:style-name="T7"><text:s/></text:span></text:span><text:span text:style-name="Fuente_20_de_20_párrafo_20_predeter."><text:span text:style-name="T10">offset_fk</text:span></text:span><text:span text:style-name="Fuente_20_de_20_párrafo_20_predeter."><text:span text:style-name="T9">up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uparm</text:span></text:span><text:span text:style-name="Fuente_20_de_20_párrafo_20_predeter."><text:span text:style-name="T7">&gt;</text:span></text:span><text:span text:style-name="Fuente_20_de_20_párrafo_20_predeter."><text:span text:style-name="T10">offset_fk</text:span></text:span><text:span text:style-name="Fuente_20_de_20_párrafo_20_predeter."><text:span text:style-name="T9">lowarm</text:span></text:span><text:span text:style-name="Fuente_20_de_20_párrafo_20_predeter."><text:span text:style-name="T7">&gt;</text:span></text:span><text:span text:style-name="Fuente_20_de_20_párrafo_20_predeter."><text:span text:style-name="T12">ac_fk</text:span></text:span><text:span text:style-name="Fuente_20_de_20_párrafo_20_predeter."><text:span text:style-name="T11">lowarm</text:span></text:span><text:span text:style-name="Fuente_20_de_20_párrafo_20_predeter."><text:span text:style-name="T7">&gt;</text:span></text:span><text:span text:style-name="Fuente_20_de_20_párrafo_20_predeter."><text:span text:style-name="T9">offset_</text:span></text:span><text:span text:style-name="Fuente_20_de_20_párrafo_20_predeter."><text:span text:style-name="T10">fk</text:span></text:span><text:span text:style-name="Fuente_20_de_20_párrafo_20_predeter."><text:span text:style-name="T9">hand</text:span></text:span><text:span text:style-name="Fuente_20_de_20_párrafo_20_predeter."><text:span text:style-name="T7">&gt;</text:span></text:span><text:span text:style-name="Fuente_20_de_20_párrafo_20_predeter."><text:span text:style-name="T11">ac_</text:span></text:span><text:span text:style-name="Fuente_20_de_20_párrafo_20_predeter."><text:span text:style-name="T12">fk</text:span></text:span><text:span text:style-name="Fuente_20_de_20_párrafo_20_predeter."><text:span text:style-name="T11">hand</text:span></text:span></text:p>
      <text:p text:style-name="P8"/>
      <text:p text:style-name="P6">A PARTIR DE ESTE PUNTO NO SE PUEDE VOLVER A PROBAR NADA HASTA PRÓXIMO AVISO</text:p>
      <text:p text:style-name="P9"/>
      <text:p text:style-name="P9"/>
      <text:list xml:id="list32709947" text:continue-numbering="true" text:style-name="L1">
        <text:list-item>
          <text:p text:style-name="P19">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2708446" text:continue-numbering="true" text:style-name="L1">
        <text:list-item>
          <text:p text:style-name="P19">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4">Le añadimos un atributo que llamaremos <text:span text:style-name="Fuente_20_de_20_párrafo_20_predeter."><text:span text:style-name="T1">IkFkChange</text:span></text:span>, será un Float de mín=0, máx=1, default=0</text:p>
      <text:p text:style-name="Standard"/>
      <text:list xml:id="list32707438" text:continue-numbering="true" text:style-name="L1">
        <text:list-item>
          <text:p text:style-name="P19"><text:span text:style-name="T14">Seleccionamos las </text:span><text:span text:style-name="Fuente_20_de_20_párrafo_20_predeter."><text:span text:style-name="T3">ac_ikfkhand</text:span></text:span><text:span text:style-name="T14"> y </text:span><text:span text:style-name="Fuente_20_de_20_párrafo_20_predeter."><text:span text:style-name="T3">ik_arm </text:span></text:span><text:span text:style-name="T14">y</text:span><text:span text:style-name="Fuente_20_de_20_párrafo_20_predeter."><text:span text:style-name="T3"> </text:span></text:span><text:span text:style-name="T14">(con el </text:span><text:span text:style-name="Fuente_20_de_20_párrafo_20_predeter."><text:span text:style-name="T3">Connection Editor o Node Editor</text:span></text:span><text:span text:style-name="T14">) conectamos el atributo </text:span><text:span text:style-name="Fuente_20_de_20_párrafo_20_predeter."><text:span text:style-name="T3">IkFkChange</text:span></text:span><text:span text:style-name="T14"> con </text:span><text:span text:style-name="Fuente_20_de_20_párrafo_20_predeter."><text:span text:style-name="T3">ikBlend</text:span></text:span><text:span text:style-name="T14"> (de los ik de ambos lados Lf con Lf y Rg con Rg)</text:span><text:span text:style-name="Fuente_20_de_20_párrafo_20_predeter."><text:span text:style-name="T3"> </text:span></text:span><text:span text:style-name="T14">y después conectamos</text:span><text:span text:style-name="Fuente_20_de_20_párrafo_20_predeter."><text:span text:style-name="T3"> IkFkChange</text:span></text:span><text:span text:style-name="T14"> al atributo </text:span><text:span text:style-name="Fuente_20_de_20_párrafo_20_predeter."><text:span text:style-name="T3">visibility</text:span></text:span><text:span text:style-name="T14"> de los </text:span><text:span text:style-name="Fuente_20_de_20_párrafo_20_predeter."><text:span text:style-name="T3">offset_ikhand </text:span></text:span><text:span text:style-name="T14">y </text:span><text:span text:style-name="Fuente_20_de_20_párrafo_20_predeter."><text:span text:style-name="T3">offset_elbow </text:span></text:span><text:span text:style-name="T14">(de ambos lados Lf con Lf y Rg con Rg).</text:span></text:p>
        </text:list-item>
      </text:list>
      <text:p text:style-name="P5"/>
      <text:list xml:id="list32706117" text:continue-numbering="true" text:style-name="L1">
        <text:list-item>
          <text:p text:style-name="P19">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5"/>
      <text:list xml:id="list32703838" text:continue-numbering="true" text:style-name="L1">
        <text:list-item>
          <text:p text:style-name="P19">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2">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2">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5"/>
      <text:list xml:id="list32705316" text:continue-numbering="true" text:style-name="L1">
        <text:list-item>
          <text:p text:style-name="P19"><text:span text:style-name="T13">Seleccionamos </text:span><text:span text:style-name="Fuente_20_de_20_párrafo_20_predeter."><text:span text:style-name="T2">sk_arm_end</text:span></text:span><text:span text:style-name="T13"> después el </text:span><text:span text:style-name="Fuente_20_de_20_párrafo_20_predeter."><text:span text:style-name="T2">skin_hand</text:span></text:span><text:span text:style-name="T13">, y hacemos un </text:span><text:span text:style-name="Fuente_20_de_20_párrafo_20_predeter."><text:span text:style-name="T2">constrain Point. Lf con Lf y Rg</text:span></text:span><text:span text:style-name="Fuente_20_de_20_párrafo_20_predeter."><text:span text:style-name="T2"> con Rg</text:span></text:span></text:p>
        </text:list-item>
      </text:list>
      <text:p text:style-name="P5"/>
      <text:list xml:id="list32707281" text:continue-numbering="true" text:style-name="L1">
        <text:list-item>
          <text:p text:style-name="P19">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5"/>
      <text:list xml:id="list32727617" text:continue-numbering="true" text:style-name="L1">
        <text:list-item>
          <text:p text:style-name="P19"><text:span text:style-name="T6">Nos llevamos al Node Editor los orients hechos con las ac. Ahora conectamos los atributos </text:span><text:span text:style-name="Fuente_20_de_20_párrafo_20_predeter."><text:span text:style-name="T5">IkFkChange</text:span></text:span><text:span text:style-name="T6"> al atributo de los </text:span><text:span text:style-name="Fuente_20_de_20_párrafo_20_predeter."><text:span text:style-name="T5">orient </text:span></text:span><text:span text:style-name="T6">hechos por las </text:span><text:span text:style-name="Fuente_20_de_20_párrafo_20_predeter."><text:span text:style-name="T5">ac_ikhand</text:span></text:span><text:span text:style-name="T6"> y el </text:span><text:span text:style-name="Fuente_20_de_20_párrafo_20_predeter."><text:span text:style-name="T5">outputX </text:span></text:span><text:span text:style-name="T6">de</text:span><text:span text:style-name="Fuente_20_de_20_párrafo_20_predeter."><text:span text:style-name="T5"> </text:span></text:span><text:span text:style-name="T6">los </text:span><text:span text:style-name="Fuente_20_de_20_párrafo_20_predeter."><text:span text:style-name="T5">nreverse</text:span></text:span><text:span text:style-name="T6"> los conectamos a los </text:span><text:span text:style-name="Fuente_20_de_20_párrafo_20_predeter."><text:span text:style-name="T5">orient </text:span></text:span><text:span text:style-name="T6">que las </text:span><text:span text:style-name="Fuente_20_de_20_párrafo_20_predeter."><text:span text:style-name="T5">ac_fkhand </text:span></text:span><text:span text:style-name="T6">han hecho. <text:s/></text:span><text:span text:style-name="Fuente_20_de_20_párrafo_20_predeter."><text:span text:style-name="T5">Lf - Lf y Rg - Rg</text:span></text:span></text:p>
        </text:list-item>
      </text:list>
      <text:p text:style-name="P3"/>
      <text:list xml:id="list32730171" text:continue-numbering="true" text:style-name="L1">
        <text:list-item>
          <text:p text:style-name="P19"><text:span text:style-name="T6">Seleccionamos </text:span><text:span text:style-name="Fuente_20_de_20_párrafo_20_predeter."><text:span text:style-name="T5">skin_hand</text:span></text:span><text:span text:style-name="T6"> después las </text:span><text:span text:style-name="Fuente_20_de_20_párrafo_20_predeter."><text:span text:style-name="T5">ac_ikfkhand</text:span></text:span><text:span text:style-name="T6"> y hacemos un </text:span><text:span text:style-name="Fuente_20_de_20_párrafo_20_predeter."><text:span text:style-name="T5">constrain Parent</text:span></text:span></text:p>
        </text:list-item>
      </text:list>
      <text:p text:style-name="P4"/>
      <text:p text:style-name="P17">AHORA YA PODEMOS PROBAR TODO SIN RIESGO A QUE NADA SE PUEDA ESTROPEAR</text:p>
      <text:p text:style-name="P6"/>
      <text:list xml:id="list32711262" text:continue-numbering="true" text:style-name="L1">
        <text:list-item>
          <text:p text:style-name="P19"><text:soft-page-break/><text:span text:style-name="T14">Vamos con las curvas para los shoulders, hacerlas de la misma manera que hemos hecho hasta ahora,</text:span><text:span text:style-name="Fuente_20_de_20_párrafo_20_predeter."><text:span text:style-name="T3"> nombre_ac_Lf o Rg_shoulder y sus respectivos offsets</text:span></text:span><text:span text:style-name="T14">.</text:span></text:p>
        </text:list-item>
      </text:list>
      <text:p text:style-name="P10"/>
      <text:p text:style-name="P10">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Eliminar el constrain</text:span></text:span> y retocar las curvas con <text:span text:style-name="Fuente_20_de_20_párrafo_20_predeter."><text:span text:style-name="T1">control vertex</text:span></text:span>.</text:p>
      <text:p text:style-name="P5"/>
      <text:list xml:id="list32705779" text:continue-numbering="true" text:style-name="L1">
        <text:list-item>
          <text:p text:style-name="P19">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5"/>
      <text:list xml:id="list32721577" text:continue-numbering="true" text:style-name="L1">
        <text:list-item>
          <text:p text:style-name="P19">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5"/>
      <text:list xml:id="list32730073" text:continue-numbering="true" text:style-name="L1">
        <text:list-item>
          <text:p text:style-name="P19">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5"/>
      <text:list xml:id="list32719172" text:continue-numbering="true" text:style-name="L1">
        <text:list-item>
          <text:p text:style-name="P19">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2734783" text:continue-numbering="true" text:style-name="L1">
        <text:list-item>
          <text:p text:style-name="P19">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2708365" text:continue-numbering="true" text:style-name="L1">
        <text:list-item>
          <text:p text:style-name="P20">Ocultar las IK y poner lock en sus visibility</text:p>
        </text:list-item>
      </text:list>
      <text:p text:style-name="P2"/>
      <text:p text:style-name="P2">HACER LA MANO</text:p>
      <text:p text:style-name="P2"/>
      <text:list xml:id="list4103387954178191066" text:style-name="L2">
        <text:list-item>
          <text:p text:style-name="P22">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2704286" text:continue-numbering="true" text:style-name="L2">
        <text:list-item>
          <text:p text:style-name="P22">Usaremos el primer skin para mover la cadena de huesos a la altura del nudillo del índice. Con rotate y scale nos aseguramos que los siguientes tres huesos calzan donde toca.</text:p>
        </text:list-item>
      </text:list>
      <text:p text:style-name="P7"><text:span text:style-name="Fuente_20_de_20_párrafo_20_predeter."><text:span text:style-name="T1"><text:tab/>ES IPORTANTE NO ROMPER LA ROTACIÓN DE EN Z</text:span></text:span></text:p>
      <text:p text:style-name="Standard"/>
      <text:list xml:id="list32721535" text:continue-numbering="true" text:style-name="L2">
        <text:list-item>
          <text:p text:style-name="P22"><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2718031" text:continue-numbering="true" text:style-name="L2">
        <text:list-item>
          <text:p text:style-name="P22">Renombramos, <text:span text:style-name="Fuente_20_de_20_párrafo_20_predeter."><text:span text:style-name="T1">nombre_skin_Lf_index01, nombre_skin_Lf_index02, nombre_skin_Lf_index03, nombre_sk_Lf_index_end</text:span></text:span></text:p>
        </text:list-item>
      </text:list>
      <text:p text:style-name="Standard"/>
      <text:list xml:id="list32705269" text:continue-numbering="true" text:style-name="L2">
        <text:list-item>
          <text:p text:style-name="P22">Podemos duplicar el primero con el fin de hacer los siguientes dedos, <text:span text:style-name="Fuente_20_de_20_párrafo_20_predeter."><text:span text:style-name="T1">middle, ring, pinky y thumb</text:span></text:span>. Podemos usar el mirror para hacer los Rg, usando para ello el YZ y en behavior.</text:p>
        </text:list-item>
      </text:list>
      <text:p text:style-name="Standard"/>
      <text:list xml:id="list32727542" text:continue-numbering="true" text:style-name="L2">
        <text:list-item>
          <text:p text:style-name="P22">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2720522" text:continue-numbering="true" text:style-name="L2">
        <text:list-item>
          <text:p text:style-name="P22">Ahora toca hacer las curvas para los ac_fingers de la misma manera que hasta ahora, con sus respectivos offsets. Para ambas manos y para todos los joints menos los end.</text:p>
        </text:list-item>
      </text:list>
      <text:p text:style-name="Standard"/>
      <text:list xml:id="list32707125" text:continue-numbering="true" text:style-name="L2">
        <text:list-item>
          <text:p text:style-name="P22">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
      <text:list xml:id="list32727147" text:continue-numbering="true" text:style-name="L2">
        <text:list-item>
          <text:p text:style-name="P22"><text:soft-page-break/>Emparentar en cascada, offset_”dedo”01 &gt; ac_”dedo”01 &gt; offset_”dedo”02 &gt; ac_”dedo”02 &gt; offset_”dedo”03 &gt; ac_”dedo”03</text:p>
        </text:list-item>
      </text:list>
      <text:p text:style-name="Standard"/>
      <text:list xml:id="list32721366" text:continue-numbering="true" text:style-name="L2">
        <text:list-item>
          <text:p text:style-name="P22">Seleccionamos cada uno<text:span text:style-name="Fuente_20_de_20_párrafo_20_predeter."><text:span text:style-name="T1"> </text:span></text:span>de los ac_fingers después su joint_fingers correspondiente y haremos un <text:span text:style-name="Fuente_20_de_20_párrafo_20_predeter."><text:span text:style-name="T1">constrain Orient</text:span></text:span>. Del 01 al 01, del 02 al 02 y del 03 al 03, de cada dedo y de cada mano.</text:p>
        </text:list-item>
      </text:list>
      <text:p text:style-name="Standard"/>
      <text:list xml:id="list32709214" text:continue-numbering="true" text:style-name="L2">
        <text:list-item>
          <text:p text:style-name="P22">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2712608" text:continue-numbering="true" text:style-name="L2">
        <text:list-item>
          <text:p text:style-name="P22">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2723902" text:continue-numbering="true" text:style-name="L2">
        <text:list-item>
          <text:p text:style-name="P22">Conectaremos ese atributo ShowFingers a la visibility de cada uno de los offsets01 de los fingers</text:p>
        </text:list-item>
      </text:list>
      <text:p text:style-name="Standard"/>
      <text:list xml:id="list32711272" text:continue-numbering="true" text:style-name="L2">
        <text:list-item>
          <text:p text:style-name="P22">Pillamos los ac_fingers y les hacemos un lock and hide de los atributos de translate, scale y visibility.</text:p>
        </text:list-item>
      </text:list>
      <text:p text:style-name="Standard"/>
      <text:p text:style-name="P2">HACER EL TWIST</text:p>
      <text:p text:style-name="Standard"/>
      <text:p text:style-name="Standard"/>
      <text:list xml:id="list3931229000378360025" text:style-name="L3">
        <text:list-item>
          <text:p text:style-name="P23">Ahora vamos a acabar los brazos haciendo un twist para simular la rotación de la piel sobre el brazo.</text:p>
        </text:list-item>
      </text:list>
      <text:p text:style-name="P15">Para eso aislamos el skin_lowarm EN LA CAMERA FRONT, y hacemos un hueso con el Create Joints y haciendo snap de V en el codo y el segundo en el end.</text:p>
      <text:p text:style-name="P16">Hacerlo en cada lado, sin usar el mirror.</text:p>
      <text:p text:style-name="Standard"/>
      <text:list xml:id="list32706893" text:continue-numbering="true" text:style-name="L3">
        <text:list-item>
          <text:p text:style-name="P23">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2733219" text:continue-numbering="true" text:style-name="L3">
        <text:list-item>
          <text:p text:style-name="P23">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2709760" text:continue-numbering="true" text:style-name="L3">
        <text:list-item>
          <text:p text:style-name="P23">Renombramos los ik y las curva resultantes a <text:span text:style-name="Fuente_20_de_20_párrafo_20_predeter."><text:span text:style-name="T1">nombre_ik_Lf/Rg_twistarm y <text:s/>nombre_crv_Lf/Rg_twistarm</text:span></text:span></text:p>
        </text:list-item>
      </text:list>
      <text:p text:style-name="Standard"/>
      <text:list xml:id="list32705151" text:continue-numbering="true" text:style-name="L3">
        <text:list-item>
          <text:p text:style-name="P23">Seleccionamos los ik y dentro de sus atributos, en la pestaña IK Solver Att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10"><text:span text:style-name="Fuente_20_de_20_párrafo_20_predeter."><text:span text:style-name="T1">Activar Enable Twist Controls</text:span></text:span></text:p>
      <text:p text:style-name="P10">Poner los valores así:</text:p>
      <text:p text:style-name="P10">World Up Type: <text:span text:style-name="Fuente_20_de_20_párrafo_20_predeter."><text:span text:style-name="T1">Object Rotation Up (Start/End)</text:span></text:span></text:p>
      <text:p text:style-name="P10">Forward Axis: <text:span text:style-name="Fuente_20_de_20_párrafo_20_predeter."><text:span text:style-name="T1">Positive X</text:span></text:span></text:p>
      <text:p text:style-name="P10">Up Axis: <text:span text:style-name="Fuente_20_de_20_párrafo_20_predeter."><text:span text:style-name="T1">Positive Z</text:span></text:span></text:p>
      <text:p text:style-name="P10">Up Vector: <text:span text:style-name="Fuente_20_de_20_párrafo_20_predeter."><text:span text:style-name="T1">0,0,1</text:span></text:span></text:p>
      <text:p text:style-name="P10"><text:soft-page-break/>Up Vector 2: <text:span text:style-name="Fuente_20_de_20_párrafo_20_predeter."><text:span text:style-name="T1">0,0,1</text:span></text:span></text:p>
      <text:p text:style-name="P10">World Up Object: <text:span text:style-name="Fuente_20_de_20_párrafo_20_predeter."><text:span text:style-name="T1">nombre_skin_Lf_lowarm; nombre_skin_Rg_lowarm</text:span></text:span></text:p>
      <text:p text:style-name="P10">World Up Object2: <text:span text:style-name="Fuente_20_de_20_párrafo_20_predeter."><text:span text:style-name="T1">nombre_skin_Lf_hand; nombre_skin_Rg_hand</text:span></text:span></text:p>
      <text:p text:style-name="Standard"/>
      <text:list xml:id="list32718384" text:continue-numbering="true" text:style-name="L3">
        <text:list-item>
          <text:p text:style-name="P23">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5"/>
      <text:list xml:id="list32718160" text:continue-numbering="true" text:style-name="L3">
        <text:list-item>
          <text:p text:style-name="P21">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6"/>
      <text:p text:style-name="P6">KARL_grp_Lf_arm_joints</text:p>
      <text:p text:style-name="P6">KARL_grp_Lf_arm_ac</text:p>
      <text:p text:style-name="P6">KARL_grp_Lf_arm_elem</text:p>
      <text:p text:style-name="P6"/>
      <text:p text:style-name="P2">LUEGO AGRUPAR DE NUEVO</text:p>
      <text:p text:style-name="P6"/>
      <text:p text:style-name="P6">Karl_grp_Lf_arm</text:p>
      <text:p text:style-name="P2"/>
      <text:p text:style-name="P7"><text:span text:style-name="Fuente_20_de_20_párrafo_20_predeter."><text:span text:style-name="T4">LO MISMO PARA Rg</text:span></text:span></text:p>
      <text:p text:style-name="P7"/>
      <text:p text:style-name="P2">EMPARENTAR LOS DOS GRUPOS RESULTANTES A LA GLOBAL.</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2-21T12:48:18.60</dc:date>
    <meta:editing-cycles>36</meta:editing-cycles>
    <meta:editing-duration>P1DT4H55M9S</meta:editing-duration>
    <meta:document-statistic meta:table-count="0" meta:image-count="0" meta:object-count="0" meta:page-count="6" meta:paragraph-count="112" meta:word-count="1990" meta:character-count="11916"/>
    <meta:template xlink:type="simple" xlink:actuate="onRequest" xlink:title="" xlink:href="Normal"/>
  </office:meta>
</office:document-meta>
</file>